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style:font-name="DejaVu Sans Mono"/>
    </style:style>
  </office:automatic-styles>
  <office:body>
    <office:spreadsheet>
      <table:table table:name="Feuille1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44.89mm" svg:height="9.04mm" svg:x="74.71mm" svg:y="19.15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In this py4lo example, Python scripts are packed with : <text:span text:style-name="T1">python py4lo update</text:span> or  <text:span text:style-name="T1">python py4lo test</text:span>. </text:p>
          </table:table-cell>
        </table:table-row>
        <table:table-row table:style-name="ro1">
          <table:table-cell office:value-type="string" calcext:value-type="string">
            <text:p>If you are in file <text:span text:style-name="T1">p4lo-example-generated.ods</text:span>, then the Python scripts are available in :<text:span text:style-name="T1"> Tools &gt; Macros &gt; Run Macro &gt; py4lo-example-generated.ods</text:span> </text:p>
          </table:table-cell>
        </table:table-row>
        <table:table-row table:style-name="ro1">
          <table:table-cell office:value-type="string" calcext:value-type="string">
            <text:p>You can now easily attach those scripts to button events with <text:span text:style-name="T1">View &gt; Toolbars &gt; Form Controls</text:span>. See https://help.libreoffice.org/Common/Form_Contro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4:39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26:02.124000000</meta:creation-date>
    <meta:generator>LibreOffice/5.0.5.2$Windows_x86 LibreOffice_project/55b006a02d247b5f7215fc6ea0fde844b30035b3</meta:generator>
    <dc:date>2016-11-05T14:56:34.244000000</dc:date>
    <meta:editing-duration>PT4M24S</meta:editing-duration>
    <meta:editing-cycles>2</meta:editing-cycles>
    <meta:document-statistic meta:table-count="1" meta:cell-count="3" meta:object-count="1"/>
  </office:meta>
</office:document-meta>
</file>